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b061" officeooo:paragraph-rsid="0019b061"/>
    </style:style>
    <style:style style:name="P2" style:family="paragraph" style:parent-style-name="Standard">
      <style:text-properties officeooo:rsid="0019b061" officeooo:paragraph-rsid="001a21bc"/>
    </style:style>
    <style:style style:name="P3" style:family="paragraph" style:parent-style-name="Standard">
      <style:text-properties officeooo:rsid="0019b061" officeooo:paragraph-rsid="001bb4bc"/>
    </style:style>
    <style:style style:name="P4" style:family="paragraph" style:parent-style-name="Standard">
      <style:text-properties officeooo:rsid="001a21bc" officeooo:paragraph-rsid="001a21bc"/>
    </style:style>
    <style:style style:name="P5" style:family="paragraph" style:parent-style-name="Standard">
      <style:text-properties officeooo:rsid="001ba1fe" officeooo:paragraph-rsid="001ba1fe"/>
    </style:style>
    <style:style style:name="P6" style:family="paragraph" style:parent-style-name="Standard">
      <style:text-properties officeooo:rsid="001ba1fe" officeooo:paragraph-rsid="001bb4bc"/>
    </style:style>
    <style:style style:name="T1" style:family="text">
      <style:text-properties officeooo:rsid="001a21bc"/>
    </style:style>
    <style:style style:name="T2" style:family="text">
      <style:text-properties officeooo:rsid="001ba1fe"/>
    </style:style>
    <style:style style:name="T3" style:family="text">
      <style:text-properties fo:font-variant="normal" fo:text-transform="none" fo:color="#333333" style:font-name="open sans" fo:font-size="10.5pt" fo:letter-spacing="normal" fo:font-style="normal" fo:font-weight="normal"/>
    </style:style>
    <style:style style:name="T4" style:family="text">
      <style:text-properties fo:font-variant="normal" fo:text-transform="none" fo:color="#333333" style:font-name="open sans" fo:font-size="10.5pt" fo:letter-spacing="normal" fo:font-style="normal" fo:font-weight="normal" officeooo:rsid="001ba1fe"/>
    </style:style>
    <style:style style:name="T5" style:family="text">
      <style:text-properties officeooo:rsid="001bb4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blem is writing a code that asks “How old are you?” and then categoriz<text:span text:style-name="T5">ing</text:span> the answer. Categorization depends on each other so code should include conditional situations (if).</text:p>
      <text:p text:style-name="P5"/>
      <text:p text:style-name="P6">I <text:span text:style-name="T5">intend to solve the problem by writing a code that includes if function, and then interpret the classifications which are:<text:tab/></text:span></text:p>
      <text:p text:style-name="P6"><text:span text:style-name="T5"><text:tab/>age&gt;19 print (“adult”)</text:span></text:p>
      <text:p text:style-name="P3"><text:tab/>0&lt;=age&lt;=19 print ("children")</text:p>
      <text:p text:style-name="P3"><text:tab/><text:tab/>10&lt;=age&lt;=19 print ("adolescent")</text:p>
      <text:p text:style-name="P3"><text:tab/><text:tab/>age&lt;1 print ("infants")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" svg:font-family="'open sans'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08T18:56:31.195000000</meta:creation-date>
    <dc:date>2019-10-08T20:23:31.612000000</dc:date>
    <meta:editing-duration>PT26M4S</meta:editing-duration>
    <meta:editing-cycles>1</meta:editing-cycles>
    <meta:document-statistic meta:table-count="0" meta:image-count="0" meta:object-count="0" meta:page-count="1" meta:paragraph-count="6" meta:word-count="61" meta:character-count="414" meta:non-whitespace-character-count="352"/>
    <meta:generator>LibreOffice/6.3.2.2$Windows_X86_64 LibreOffice_project/98b30e735bda24bc04ab42594c85f7fd8be07b9c</meta:generator>
  </office:meta>
</office:document-meta>
</file>